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rsid="00157595" officeooo:paragraph-rsid="0015759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style:text-underline-style="none" fo:font-weight="normal" officeooo:rsid="0016d372" officeooo:paragraph-rsid="0016d372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style:text-underline-style="none" fo:font-weight="normal" officeooo:rsid="00171570" officeooo:paragraph-rsid="00171570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style:text-underline-style="none" fo:font-weight="bold" officeooo:rsid="0016d372" officeooo:paragraph-rsid="00171570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officeooo:rsid="00157595" officeooo:paragraph-rsid="00157595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officeooo:rsid="0016d372" officeooo:paragraph-rsid="0016d372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officeooo:rsid="0016d372" officeooo:paragraph-rsid="00171570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officeooo:rsid="0016d372" officeooo:paragraph-rsid="00171570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officeooo:rsid="0019c0a5" officeooo:paragraph-rsid="0019c0a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style:text-underline-style="none" fo:font-weight="normal" officeooo:rsid="0018ae83" officeooo:paragraph-rsid="0018ae83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style:text-underline-style="none" fo:font-weight="normal" officeooo:rsid="0019c0a5" officeooo:paragraph-rsid="0019c0a5" style:font-size-asian="11.3500003814697pt" style:font-weight-asian="normal" style:font-size-complex="13pt" style:font-weight-complex="normal"/>
    </style:style>
    <style:style style:name="T1" style:family="text">
      <style:text-properties officeooo:rsid="00171570"/>
    </style:style>
    <style:style style:name="T2" style:family="text">
      <style:text-properties officeooo:rsid="0019c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nement algorithmes</text:p>
      <text:p text:style-name="P1"/>
      <text:p text:style-name="P5">Tris <text:span text:style-name="T1">B</text:span>ulles :</text:p>
      <text:p text:style-name="P5"/>
      <text:p text:style-name="P2">Cet algo parcours chaque élément du tableau du premier au dernier. Tant que l’algo n’est pas triés alors on le réalise plusieurs fois la condition suivante : Si un élément est plus petit que l’autre élément a l’indice −1, alors les deux éléments changent de place. Donc cela fait que l’élément le plus petit passe avant l’élément le plus grand.</text:p>
      <text:p text:style-name="P2">Puis on refait cela jusqu’à que le tableau soit trié.</text:p>
      <text:p text:style-name="P2"/>
      <text:p text:style-name="P6">Tris <text:span text:style-name="T1">Shell</text:span>:</text:p>
      <text:p text:style-name="P6"/>
      <text:p text:style-name="P3">Cet algo prend d’abord une variable égale a la moitié de la taille du tableau (Inc) et une variable de type entier. On fait une boucle tant que la variable égale a la moitié de la taille du tableau est supérieur a 0 alors on passe a une boucle for qui permet dans une des moitiés du tableau et la variable entier prend la valeur de la variable du for moins celle qui a comme valeur la moitié de la largeur du tableau.</text:p>
      <text:p text:style-name="P3">Puis tant que la variable entière est plus grande que 0 alors on passe a la condition : si l’élément du tableau a l’indice J est plus grand que l’élément du tableau a l’indice J + la variable Inc alors on échange de place c’est deux variables puis on fait Inc – 1. Sinon J est égale a 0.</text:p>
      <text:p text:style-name="P3"/>
      <text:p text:style-name="P7">Tris <text:span text:style-name="T1">Insertion :</text:span></text:p>
      <text:p text:style-name="P7"/>
      <text:p text:style-name="P10">Cet algo par tout d’abord <text:span text:style-name="T2">du premier élément du tableau. Il prend donc en considération que a chaque fois que l’algo passe a un autre élément il considère que celui-ci est un nouvel élément qu’il insère dans le tableau. Puis pour chaque nouvel élément insérer on fais la condition suivante : si le nouvel élément insérer est inférieur a l’élément déjà insérer avant alors on échange de place ces deux valeurs. Sinon l’algo passe a une autre valeur a inséré dans le tableau. Puis on répète tout cela tant que le tableau n’est pas trié.</text:span></text:p>
      <text:p text:style-name="P10"/>
      <text:p text:style-name="P9">Tris Pivot :</text:p>
      <text:p text:style-name="P9"/>
      <text:p text:style-name="P11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6:20:12.384000000</meta:creation-date>
    <dc:date>2019-12-16T18:12:57.605000000</dc:date>
    <meta:editing-duration>PT12M2S</meta:editing-duration>
    <meta:editing-cycles>2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0" meta:word-count="319" meta:character-count="1713" meta:non-whitespace-character-count="1403"/>
  </office:meta>
</office:document-meta>
</file>